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T33_18" style:family="text">
      <style:text-properties fo:font-weight="bold" style:font-weight-asian="bold" style:font-weight-complex="bold"/>
    </style:style>
    <style:style style:name="T33_19" style:family="text">
      <style:text-properties fo:font-weight="bold" style:font-weight-asian="bold" style:font-weight-complex="bold"/>
    </style:style>
    <style:style style:name="T33_20" style:family="text">
      <style:text-properties fo:font-weight="bold" style:font-weight-asian="bold" style:font-weight-complex="bold"/>
    </style:style>
    <style:style style:name="T33_21" style:family="text">
      <style:text-properties fo:font-weight="bold" style:font-weight-asian="bold" style:font-weight-complex="bold"/>
    </style:style>
    <style:style style:name="T33_22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>
      <style:text-properties fo:font-weight="bold" style:font-weight-asian="bold" style:font-weight-complex="bold"/>
    </style:style>
    <style:style style:name="T36_13" style:family="text">
      <style:text-properties fo:font-weight="bold" style:font-weight-asian="bold" style:font-weight-complex="bold"/>
    </style:style>
    <style:style style:name="T36_14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T39_20" style:family="text">
      <style:text-properties fo:font-weight="bold" style:font-weight-asian="bold" style:font-weight-complex="bold"/>
    </style:style>
    <style:style style:name="T39_21" style:family="text">
      <style:text-properties fo:font-weight="bold" style:font-weight-asian="bold" style:font-weight-complex="bold"/>
    </style:style>
    <style:style style:name="T39_22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T42_11" style:family="text">
      <style:text-properties fo:font-weight="bold" style:font-weight-asian="bold" style:font-weight-complex="bold"/>
    </style:style>
    <style:style style:name="T42_12" style:family="text">
      <style:text-properties fo:font-weight="bold" style:font-weight-asian="bold" style:font-weight-complex="bold"/>
    </style:style>
    <style:style style:name="T42_13" style:family="text">
      <style:text-properties fo:font-weight="bold" style:font-weight-asian="bold" style:font-weight-complex="bold"/>
    </style:style>
    <style:style style:name="T42_14" style:family="text">
      <style:text-properties fo:font-weight="bold" style:font-weight-asian="bold" style:font-weight-complex="bold"/>
    </style:style>
    <style:style style:name="T42_15" style:family="text">
      <style:text-properties fo:font-weight="bold" style:font-weight-asian="bold" style:font-weight-complex="bold"/>
    </style:style>
    <style:style style:name="T42_16" style:family="text">
      <style:text-properties fo:font-weight="bold" style:font-weight-asian="bold" style:font-weight-complex="bold"/>
    </style:style>
    <style:style style:name="T42_17" style:family="text">
      <style:text-properties fo:font-weight="bold" style:font-weight-asian="bold" style:font-weight-complex="bold"/>
    </style:style>
    <style:style style:name="T42_18" style:family="text">
      <style:text-properties fo:font-weight="bold" style:font-weight-asian="bold" style:font-weight-complex="bold"/>
    </style:style>
    <style:style style:name="T42_19" style:family="text">
      <style:text-properties fo:font-weight="bold" style:font-weight-asian="bold" style:font-weight-complex="bold"/>
    </style:style>
    <style:style style:name="T42_20" style:family="text">
      <style:text-properties fo:font-weight="bold" style:font-weight-asian="bold" style:font-weight-complex="bold"/>
    </style:style>
    <style:style style:name="T42_21" style:family="text">
      <style:text-properties fo:font-weight="bold" style:font-weight-asian="bold" style:font-weight-complex="bold"/>
    </style:style>
    <style:style style:name="T42_22" style:family="text">
      <style:text-properties fo:font-weight="bold" style:font-weight-asian="bold" style:font-weight-complex="bold"/>
    </style:style>
    <style:style style:name="T42_23" style:family="text">
      <style:text-properties fo:font-weight="bold" style:font-weight-asian="bold" style:font-weight-complex="bold"/>
    </style:style>
    <style:style style:name="T42_24" style:family="text">
      <style:text-properties fo:font-weight="bold" style:font-weight-asian="bold" style:font-weight-complex="bold"/>
    </style:style>
    <style:style style:name="T42_25" style:family="text">
      <style:text-properties fo:font-weight="bold" style:font-weight-asian="bold" style:font-weight-complex="bold"/>
    </style:style>
    <style:style style:name="T42_26" style:family="text">
      <style:text-properties fo:font-weight="bold" style:font-weight-asian="bold" style:font-weight-complex="bold"/>
    </style:style>
    <style:style style:name="T42_2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</office:automatic-styles>
  <office:body>
    <office:text>
      <text:p text:style-name="P1"><text:span text:style-name="T1_1">You</text:span><text:span text:style-name="T1_2"><text:s/></text:span><text:span text:style-name="T1_3">are</text:span><text:span text:style-name="T1_4"><text:s/></text:span><text:span text:style-name="T1_5">now</text:span><text:span text:style-name="T1_6"><text:s/></text:span><text:span text:style-name="T1_7">headed</text:span><text:span text:style-name="T1_8"><text:s/></text:span><text:span text:style-name="T1_9">to</text:span><text:span text:style-name="T1_10"><text:s/></text:span><text:span text:style-name="T1_11">work</text:span><text:span text:style-name="T1_12"><text:s/></text:span><text:span text:style-name="T1_13">independently</text:span><text:span text:style-name="T1_14"><text:s/></text:span><text:span text:style-name="T1_15">on</text:span><text:span text:style-name="T1_16"><text:s/></text:span><text:span text:style-name="T1_17">your</text:span><text:span text:style-name="T1_18"><text:s/></text:span><text:span text:style-name="T1_19">project</text:span><text:span text:style-name="T1_20">.<text:s/></text:span><text:span text:style-name="T1_21">Reflect</text:span><text:span text:style-name="T1_22"><text:s/></text:span><text:span text:style-name="T1_23">on</text:span><text:span text:style-name="T1_24"><text:s/></text:span><text:span text:style-name="T1_25">your</text:span><text:span text:style-name="T1_26"><text:s/></text:span><text:span text:style-name="T1_27">strengths</text:span><text:span text:style-name="T1_28">,<text:s/></text:span><text:span text:style-name="T1_29">weaknesses</text:span><text:span text:style-name="T1_30"><text:s/></text:span><text:span text:style-name="T1_31">and</text:span><text:span text:style-name="T1_32"><text:s/></text:span><text:span text:style-name="T1_33">progress</text:span><text:span text:style-name="T1_34"><text:s text:c="2"/>(</text:span><text:span text:style-name="T1_35">and</text:span><text:span text:style-name="T1_36"><text:s/></text:span><text:span text:style-name="T1_37">go</text:span><text:span text:style-name="T1_38"><text:s/></text:span><text:span text:style-name="T1_39">back</text:span><text:span text:style-name="T1_40"><text:s/></text:span><text:span text:style-name="T1_41">to</text:span><text:span text:style-name="T1_42"><text:s/></text:span><text:span text:style-name="T1_43">your</text:span><text:span text:style-name="T1_44"><text:s/></text:span><text:span text:style-name="T1_45">Drucker</text:span><text:span text:style-name="T1_46"><text:s/></text:span><text:span text:style-name="T1_47">reflection</text:span><text:span text:style-name="T1_48"><text:s/></text:span><text:span text:style-name="T1_49">if</text:span><text:span text:style-name="T1_50"><text:s/></text:span><text:span text:style-name="T1_51">that</text:span><text:span text:style-name="T1_52"><text:s/></text:span><text:span text:style-name="T1_53">helps</text:span><text:span text:style-name="T1_54">)</text:span></text:p>
      <text:p text:style-name="P2"><text:span text:style-name="T2_1">***<text:s/></text:span><text:span text:style-name="T2_2">Remember</text:span><text:span text:style-name="T2_3"><text:s/>-<text:s/></text:span><text:span text:style-name="T2_4">this</text:span><text:span text:style-name="T2_5"><text:s/></text:span><text:span text:style-name="T2_6">is</text:span><text:span text:style-name="T2_7"><text:s/></text:span><text:span text:style-name="T2_8">not</text:span><text:span text:style-name="T2_9"><text:s/></text:span><text:span text:style-name="T2_10">an</text:span><text:span text:style-name="T2_11"><text:s/></text:span><text:span text:style-name="T2_12">English</text:span><text:span text:style-name="T2_13"><text:s/></text:span><text:span text:style-name="T2_14">class</text:span><text:span text:style-name="T2_15"><text:s/></text:span><text:span text:style-name="T2_16">essay</text:span><text:span text:style-name="T2_17">!</text:span></text:p>
      <text:p text:style-name="P3"><text:span text:style-name="T3_1">***<text:s/></text:span><text:span text:style-name="T3_2">No</text:span><text:span text:style-name="T3_3">,<text:s/></text:span><text:span text:style-name="T3_4">no</text:span><text:span text:style-name="T3_5"><text:s/></text:span><text:span text:style-name="T3_6">references</text:span><text:span text:style-name="T3_7"><text:s/></text:span><text:span text:style-name="T3_8">required</text:span></text:p>
      <text:p text:style-name="P4"/>
      <text:p text:style-name="P5"><text:span text:style-name="T5_1">Part</text:span><text:span text:style-name="T5_2"><text:s/>1:</text:span></text:p>
      <text:p text:style-name="P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7"/>
          </table:table-cell>
          <table:table-cell table:style-name="Cell2">
            <text:p text:style-name="P8"><text:span text:style-name="T8_1">Before</text:span><text:span text:style-name="T8_2"><text:s/></text:span><text:span text:style-name="T8_3">the</text:span><text:span text:style-name="T8_4"><text:s/></text:span><text:span text:style-name="T8_5">midsemester</text:span><text:span text:style-name="T8_6"><text:s/></text:span><text:span text:style-name="T8_7">break</text:span></text:p>
          </table:table-cell>
          <table:table-cell table:style-name="Cell3">
            <text:p text:style-name="P9"><text:span text:style-name="T9_1">During</text:span><text:span text:style-name="T9_2"><text:s/></text:span><text:span text:style-name="T9_3">the</text:span><text:span text:style-name="T9_4"><text:s/></text:span><text:span text:style-name="T9_5">midsemester</text:span><text:span text:style-name="T9_6"><text:s/></text:span><text:span text:style-name="T9_7">break</text:span></text:p>
          </table:table-cell>
          <table:table-cell table:style-name="Cell4">
            <text:p text:style-name="P10"><text:span text:style-name="T10_1">At</text:span><text:span text:style-name="T10_2"><text:s/></text:span><text:span text:style-name="T10_3">the</text:span><text:span text:style-name="T10_4"><text:s/></text:span><text:span text:style-name="T10_5">end</text:span><text:span text:style-name="T10_6"><text:s/></text:span><text:span text:style-name="T10_7">of</text:span><text:span text:style-name="T10_8"><text:s text:c="2"/></text:span><text:span text:style-name="T10_9">the</text:span><text:span text:style-name="T10_10"><text:s/></text:span><text:span text:style-name="T10_11">midsemester</text:span><text:span text:style-name="T10_12"><text:s/></text:span><text:span text:style-name="T10_13">break</text:span></text:p>
          </table:table-cell>
        </table:table-row>
        <table:table-row table:style-name="Row2">
          <table:table-cell table:style-name="Cell5">
            <text:p text:style-name="P11"><text:span text:style-name="T11_1">I</text:span><text:span text:style-name="T11_2"><text:s/></text:span><text:span text:style-name="T11_3">am</text:span><text:span text:style-name="T11_4"><text:s/></text:span><text:span text:style-name="T11_5">comfortable</text:span><text:span text:style-name="T11_6"><text:s/></text:span><text:span text:style-name="T11_7">I</text:span><text:span text:style-name="T11_8"><text:s/></text:span><text:span text:style-name="T11_9">will</text:span><text:span text:style-name="T11_10"><text:s/></text:span><text:span text:style-name="T11_11">be</text:span><text:span text:style-name="T11_12"><text:s/></text:span><text:span text:style-name="T11_13">able</text:span><text:span text:style-name="T11_14"><text:s/></text:span><text:span text:style-name="T11_15">to</text:span><text:span text:style-name="T11_16"><text:s/>….</text:span></text:p>
          </table:table-cell>
          <table:table-cell table:style-name="Cell6">
            <text:p text:style-name="P12"><text:span text:style-name="T12_1">Have</text:span><text:span text:style-name="T12_2"><text:s/></text:span><text:span text:style-name="T12_3">my</text:span><text:span text:style-name="T12_4"><text:s/></text:span><text:span text:style-name="T12_5">DMP</text:span><text:span text:style-name="T12_6"><text:s/></text:span><text:span text:style-name="T12_7">uploaded</text:span></text:p>
            <text:p text:style-name="P13"><text:span text:style-name="T13_1">Continue</text:span><text:span text:style-name="T13_2"><text:s/></text:span><text:span text:style-name="T13_3">Python</text:span><text:span text:style-name="T13_4"><text:s/></text:span><text:span text:style-name="T13_5">courses</text:span><text:span text:style-name="T13_6"><text:s/></text:span><text:span text:style-name="T13_7">on</text:span><text:span text:style-name="T13_8"><text:s/></text:span><text:span text:style-name="T13_9">my</text:span><text:span text:style-name="T13_10"><text:s/></text:span><text:span text:style-name="T13_11">phone</text:span></text:p>
            <text:p text:style-name="P14"/>
          </table:table-cell>
          <table:table-cell table:style-name="Cell7">
            <text:p text:style-name="P15"><text:span text:style-name="T15_1">Finish</text:span><text:span text:style-name="T15_2"><text:s/></text:span><text:span text:style-name="T15_3">the</text:span><text:span text:style-name="T15_4"><text:s/>.</text:span><text:span text:style-name="T15_5">tps</text:span><text:span text:style-name="T15_6"><text:s/></text:span><text:span text:style-name="T15_7">file</text:span></text:p>
            <text:p text:style-name="P16"/>
          </table:table-cell>
          <table:table-cell table:style-name="Cell8">
            <text:p text:style-name="P17"><text:span text:style-name="T17_1">Have</text:span><text:span text:style-name="T17_2"><text:s/></text:span><text:span text:style-name="T17_3">all</text:span><text:span text:style-name="T17_4"><text:s/></text:span><text:span text:style-name="T17_5">my</text:span><text:span text:style-name="T17_6"><text:s/></text:span><text:span text:style-name="T17_7">assignments</text:span><text:span text:style-name="T17_8"><text:s/></text:span><text:span text:style-name="T17_9">complete</text:span><text:span text:style-name="T17_10"><text:s/></text:span><text:span text:style-name="T17_11">from</text:span><text:span text:style-name="T17_12"><text:s/></text:span><text:span text:style-name="T17_13">other</text:span><text:span text:style-name="T17_14"><text:s/></text:span><text:span text:style-name="T17_15">courses</text:span><text:span text:style-name="T17_16">,<text:s/></text:span><text:span text:style-name="T17_17">can</text:span><text:span text:style-name="T17_18"><text:s/></text:span><text:span text:style-name="T17_19">focus</text:span><text:span text:style-name="T17_20"><text:s/></text:span><text:span text:style-name="T17_21">on</text:span><text:span text:style-name="T17_22"><text:s/></text:span><text:span text:style-name="T17_23">medsci</text:span><text:span text:style-name="T17_24"><text:s/>736<text:s/></text:span><text:span text:style-name="T17_25">and</text:span><text:span text:style-name="T17_26"><text:s/></text:span><text:span text:style-name="T17_27">my</text:span><text:span text:style-name="T17_28"><text:s/></text:span><text:span text:style-name="T17_29">thesis</text:span><text:span text:style-name="T17_30"><text:s/></text:span><text:span text:style-name="T17_31">proposal</text:span></text:p>
            <text:p text:style-name="P18"><text:span text:style-name="T18_1">Get</text:span><text:span text:style-name="T18_2"><text:s/></text:span><text:span text:style-name="T18_3">started</text:span><text:span text:style-name="T18_4"><text:s/></text:span><text:span text:style-name="T18_5">on</text:span><text:span text:style-name="T18_6"><text:s/></text:span><text:span text:style-name="T18_7">coding</text:span><text:span text:style-name="T18_8"><text:s/>(</text:span><text:span text:style-name="T18_9">writing</text:span><text:span text:style-name="T18_10"><text:s/></text:span><text:span text:style-name="T18_11">code</text:span><text:span text:style-name="T18_12"><text:s/></text:span><text:span text:style-name="T18_13">for</text:span><text:span text:style-name="T18_14"><text:s/></text:span><text:span text:style-name="T18_15">a</text:span><text:span text:style-name="T18_16"><text:s/></text:span><text:span text:style-name="T18_17">MANOVA</text:span><text:span text:style-name="T18_18"><text:s/></text:span><text:span text:style-name="T18_19">analysis</text:span><text:span text:style-name="T18_20">)</text:span></text:p>
          </table:table-cell>
        </table:table-row>
        <table:table-row table:style-name="Row3">
          <table:table-cell table:style-name="Cell9">
            <text:p text:style-name="P19"><text:span text:style-name="T19_1">I</text:span><text:span text:style-name="T19_2"><text:s/></text:span><text:span text:style-name="T19_3">think</text:span><text:span text:style-name="T19_4"><text:s/></text:span><text:span text:style-name="T19_5">I</text:span><text:span text:style-name="T19_6"><text:s/></text:span><text:span text:style-name="T19_7">may</text:span><text:span text:style-name="T19_8"><text:s/></text:span><text:span text:style-name="T19_9">struggle</text:span><text:span text:style-name="T19_10"><text:s/></text:span><text:span text:style-name="T19_11">with</text:span><text:span text:style-name="T19_12"><text:s/>…..</text:span></text:p>
          </table:table-cell>
          <table:table-cell table:style-name="Cell10">
            <text:p text:style-name="P20"/>
          </table:table-cell>
          <table:table-cell table:style-name="Cell11">
            <text:p text:style-name="P21"><text:span text:style-name="T21_1">Getting</text:span><text:span text:style-name="T21_2"><text:s/></text:span><text:span text:style-name="T21_3">through</text:span><text:span text:style-name="T21_4"><text:s/></text:span><text:span text:style-name="T21_5">other</text:span><text:span text:style-name="T21_6"><text:s/></text:span><text:span text:style-name="T21_7">course</text:span><text:span text:style-name="T21_8"><text:s/></text:span><text:span text:style-name="T21_9">workload</text:span></text:p>
          </table:table-cell>
          <table:table-cell table:style-name="Cell12">
            <text:p text:style-name="P22"/>
          </table:table-cell>
        </table:table-row>
        <table:table-row table:style-name="Row4">
          <table:table-cell table:style-name="Cell13">
            <text:p text:style-name="P23"><text:span text:style-name="T23_1">I</text:span><text:span text:style-name="T23_2"><text:s/></text:span><text:span text:style-name="T23_3">don</text:span><text:span text:style-name="T23_4">’</text:span><text:span text:style-name="T23_5">t</text:span><text:span text:style-name="T23_6"><text:s text:c="2"/></text:span><text:span text:style-name="T23_7">think</text:span><text:span text:style-name="T23_8"><text:s/></text:span><text:span text:style-name="T23_9">I</text:span><text:span text:style-name="T23_10">’</text:span><text:span text:style-name="T23_11">ll</text:span><text:span text:style-name="T23_12"><text:s/></text:span><text:span text:style-name="T23_13">be</text:span><text:span text:style-name="T23_14"><text:s/></text:span><text:span text:style-name="T23_15">able</text:span><text:span text:style-name="T23_16"><text:s/></text:span><text:span text:style-name="T23_17">to</text:span><text:span text:style-name="T23_18"><text:s/>...</text:span></text:p>
          </table:table-cell>
          <table:table-cell table:style-name="Cell14">
            <text:p text:style-name="P24"/>
          </table:table-cell>
          <table:table-cell table:style-name="Cell15">
            <text:p text:style-name="P25"><text:span text:style-name="T25_1">Code</text:span><text:span text:style-name="T25_2"><text:s/></text:span><text:span text:style-name="T25_3">my</text:span><text:span text:style-name="T25_4"><text:s/></text:span><text:span text:style-name="T25_5">project</text:span><text:span text:style-name="T25_6"><text:s/></text:span><text:span text:style-name="T25_7">yet</text:span><text:span text:style-name="T25_8"><text:s/>-<text:s/></text:span><text:span text:style-name="T25_9">I</text:span><text:span text:style-name="T25_10"><text:s/></text:span><text:span text:style-name="T25_11">have</text:span><text:span text:style-name="T25_12"><text:s/></text:span><text:span text:style-name="T25_13">too</text:span><text:span text:style-name="T25_14"><text:s/></text:span><text:span text:style-name="T25_15">many</text:span><text:span text:style-name="T25_16"><text:s/></text:span><text:span text:style-name="T25_17">assignments</text:span><text:span text:style-name="T25_18"><text:s/></text:span><text:span text:style-name="T25_19">to</text:span><text:span text:style-name="T25_20"><text:s/></text:span><text:span text:style-name="T25_21">catch</text:span><text:span text:style-name="T25_22"><text:s/></text:span><text:span text:style-name="T25_23">up</text:span><text:span text:style-name="T25_24"><text:s/></text:span><text:span text:style-name="T25_25">on</text:span><text:span text:style-name="T25_26"><text:s/></text:span><text:span text:style-name="T25_27">following</text:span><text:span text:style-name="T25_28"><text:s/></text:span><text:span text:style-name="T25_29">being</text:span><text:span text:style-name="T25_30"><text:s/></text:span><text:span text:style-name="T25_31">away</text:span><text:span text:style-name="T25_32"><text:s/></text:span><text:span text:style-name="T25_33">for</text:span><text:span text:style-name="T25_34"><text:s/>1<text:s/></text:span><text:span text:style-name="T25_35">week</text:span><text:span text:style-name="T25_36">.</text:span></text:p>
          </table:table-cell>
          <table:table-cell table:style-name="Cell16">
            <text:p text:style-name="P26"/>
          </table:table-cell>
        </table:table-row>
      </table:table>
      <text:p text:style-name="P27"/>
      <text:p text:style-name="P28"><text:span text:style-name="T28_1">(</text:span><text:span text:style-name="T28_2">list</text:span><text:span text:style-name="T28_3"><text:s/></text:span><text:span text:style-name="T28_4">as</text:span><text:span text:style-name="T28_5"><text:s/></text:span><text:span text:style-name="T28_6">many</text:span><text:span text:style-name="T28_7"><text:s/></text:span><text:span text:style-name="T28_8">as</text:span><text:span text:style-name="T28_9"><text:s/></text:span><text:span text:style-name="T28_10">you</text:span><text:span text:style-name="T28_11"><text:s/></text:span><text:span text:style-name="T28_12">wish</text:span><text:span text:style-name="T28_13">)</text:span></text:p>
      <text:p text:style-name="P29"/>
      <text:p text:style-name="P30"><text:span text:style-name="T30_1">Part</text:span><text:span text:style-name="T30_2"><text:s/>2:</text:span></text:p>
      <text:p text:style-name="P31"><text:span text:style-name="T31_1">Compare</text:span><text:span text:style-name="T31_2"><text:s/></text:span><text:span text:style-name="T31_3">the</text:span><text:span text:style-name="T31_4"><text:s/></text:span><text:span text:style-name="T31_5">same</text:span><text:span text:style-name="T31_6"><text:s/></text:span><text:span text:style-name="T31_7">items</text:span><text:span text:style-name="T31_8"><text:s/></text:span><text:span text:style-name="T31_9">across</text:span><text:span text:style-name="T31_10"><text:s/></text:span><text:span text:style-name="T31_11">time</text:span><text:span text:style-name="T31_12">…</text:span></text:p>
      <text:p text:style-name="P32"/>
      <text:p text:style-name="P33"><text:span text:style-name="T33_1">How</text:span><text:span text:style-name="T33_2"><text:s/></text:span><text:span text:style-name="T33_3">well</text:span><text:span text:style-name="T33_4"><text:s/></text:span><text:span text:style-name="T33_5">did</text:span><text:span text:style-name="T33_6"><text:s/></text:span><text:span text:style-name="T33_7">you</text:span><text:span text:style-name="T33_8"><text:s/></text:span><text:span text:style-name="T33_9">predict</text:span><text:span text:style-name="T33_10"><text:s/></text:span><text:span text:style-name="T33_11">where</text:span><text:span text:style-name="T33_12"><text:s/></text:span><text:span text:style-name="T33_13">you</text:span><text:span text:style-name="T33_14"><text:s/></text:span><text:span text:style-name="T33_15">were</text:span><text:span text:style-name="T33_16"><text:s/></text:span><text:span text:style-name="T33_17">at</text:span><text:span text:style-name="T33_18">?<text:s/></text:span><text:span text:style-name="T33_19">Any</text:span><text:span text:style-name="T33_20"><text:s/></text:span><text:span text:style-name="T33_21">surprises</text:span><text:span text:style-name="T33_22">?<text:s text:c="2"/></text:span></text:p>
      <text:p text:style-name="P34"><text:span text:style-name="T34_1">I</text:span><text:span text:style-name="T34_2"><text:s/></text:span><text:span text:style-name="T34_3">wasn</text:span><text:span text:style-name="T34_4">’</text:span><text:span text:style-name="T34_5">t</text:span><text:span text:style-name="T34_6"><text:s/></text:span><text:span text:style-name="T34_7">expecting</text:span><text:span text:style-name="T34_8"><text:s/></text:span><text:span text:style-name="T34_9">to</text:span><text:span text:style-name="T34_10"><text:s/></text:span><text:span text:style-name="T34_11">travel</text:span><text:span text:style-name="T34_12"><text:s/></text:span><text:span text:style-name="T34_13">back</text:span><text:span text:style-name="T34_14"><text:s/></text:span><text:span text:style-name="T34_15">to</text:span><text:span text:style-name="T34_16"><text:s/></text:span><text:span text:style-name="T34_17">the</text:span><text:span text:style-name="T34_18"><text:s/></text:span><text:span text:style-name="T34_19">UK</text:span><text:span text:style-name="T34_20"><text:s/></text:span><text:span text:style-name="T34_21">or</text:span><text:span text:style-name="T34_22"><text:s/></text:span><text:span text:style-name="T34_23">my</text:span><text:span text:style-name="T34_24"><text:s/></text:span><text:span text:style-name="T34_25">supervisor</text:span><text:span text:style-name="T34_26"><text:s/></text:span><text:span text:style-name="T34_27">being</text:span><text:span text:style-name="T34_28"><text:s/></text:span><text:span text:style-name="T34_29">unwell</text:span><text:span text:style-name="T34_30"><text:s/></text:span><text:span text:style-name="T34_31">and</text:span><text:span text:style-name="T34_32"><text:s/></text:span><text:span text:style-name="T34_33">away</text:span><text:span text:style-name="T34_34"><text:s/></text:span><text:span text:style-name="T34_35">for</text:span><text:span text:style-name="T34_36"><text:s/>2<text:s/></text:span><text:span text:style-name="T34_37">weeks</text:span><text:span text:style-name="T34_38">.<text:s/></text:span><text:span text:style-name="T34_39">This</text:span><text:span text:style-name="T34_40"><text:s/></text:span><text:span text:style-name="T34_41">has</text:span><text:span text:style-name="T34_42"><text:s/></text:span><text:span text:style-name="T34_43">put</text:span><text:span text:style-name="T34_44"><text:s/></text:span><text:span text:style-name="T34_45">me</text:span><text:span text:style-name="T34_46"><text:s/></text:span><text:span text:style-name="T34_47">behind</text:span><text:span text:style-name="T34_48"><text:s/></text:span><text:span text:style-name="T34_49">on</text:span><text:span text:style-name="T34_50"><text:s/></text:span><text:span text:style-name="T34_51">assignments</text:span><text:span text:style-name="T34_52"><text:s/>(</text:span><text:span text:style-name="T34_53">however</text:span><text:span text:style-name="T34_54"><text:s/></text:span><text:span text:style-name="T34_55">I</text:span><text:span text:style-name="T34_56"><text:s/></text:span><text:span text:style-name="T34_57">have</text:span><text:span text:style-name="T34_58"><text:s/></text:span><text:span text:style-name="T34_59">now</text:span><text:span text:style-name="T34_60"><text:s/></text:span><text:span text:style-name="T34_61">caught</text:span><text:span text:style-name="T34_62"><text:s/></text:span><text:span text:style-name="T34_63">up</text:span><text:span text:style-name="T34_64">).<text:s/></text:span><text:span text:style-name="T34_65">I</text:span><text:span text:style-name="T34_66"><text:s/></text:span><text:span text:style-name="T34_67">will</text:span><text:span text:style-name="T34_68"><text:s/></text:span><text:span text:style-name="T34_69">now</text:span><text:span text:style-name="T34_70"><text:s/></text:span><text:span text:style-name="T34_71">need</text:span><text:span text:style-name="T34_72"><text:s/></text:span><text:span text:style-name="T34_73">to</text:span><text:span text:style-name="T34_74"><text:s/></text:span><text:span text:style-name="T34_75">focus</text:span><text:span text:style-name="T34_76"><text:s/></text:span><text:span text:style-name="T34_77">on</text:span><text:span text:style-name="T34_78"><text:s/></text:span><text:span text:style-name="T34_79">three</text:span><text:span text:style-name="T34_80"><text:s/></text:span><text:span text:style-name="T34_81">areas</text:span><text:span text:style-name="T34_82"><text:s/>1)<text:s/></text:span><text:span text:style-name="T34_83">MedSci</text:span><text:span text:style-name="T34_84"><text:s/>736<text:s/></text:span><text:span text:style-name="T34_85">project</text:span><text:span text:style-name="T34_86"><text:s/>2)<text:s/></text:span><text:span text:style-name="T34_87">BioSci</text:span><text:span text:style-name="T34_88"><text:s/>761<text:s/></text:span><text:span text:style-name="T34_89">thesis</text:span><text:span text:style-name="T34_90"><text:s/></text:span><text:span text:style-name="T34_91">proposal</text:span><text:span text:style-name="T34_92"><text:s/>3)<text:s/></text:span><text:span text:style-name="T34_93">Velocity</text:span><text:span text:style-name="T34_94"><text:s/>100</text:span><text:span text:style-name="T34_95">K</text:span><text:span text:style-name="T34_96"><text:s/></text:span><text:span text:style-name="T34_97">business</text:span><text:span text:style-name="T34_98"><text:s/></text:span><text:span text:style-name="T34_99">plan</text:span></text:p>
      <text:p text:style-name="P35"/>
      <text:p text:style-name="P36"><text:span text:style-name="T36_1">How</text:span><text:span text:style-name="T36_2"><text:s/></text:span><text:span text:style-name="T36_3">well</text:span><text:span text:style-name="T36_4"><text:s/></text:span><text:span text:style-name="T36_5">did</text:span><text:span text:style-name="T36_6"><text:s/></text:span><text:span text:style-name="T36_7">you</text:span><text:span text:style-name="T36_8"><text:s/></text:span><text:span text:style-name="T36_9">anticipate</text:span><text:span text:style-name="T36_10"><text:s/></text:span><text:span text:style-name="T36_11">your</text:span><text:span text:style-name="T36_12"><text:s/></text:span><text:span text:style-name="T36_13">needs</text:span><text:span text:style-name="T36_14">?</text:span></text:p>
      <text:p text:style-name="P37"><text:span text:style-name="T37_1">I</text:span><text:span text:style-name="T37_2"><text:s/></text:span><text:span text:style-name="T37_3">had</text:span><text:span text:style-name="T37_4"><text:s/></text:span><text:span text:style-name="T37_5">anticipated</text:span><text:span text:style-name="T37_6"><text:s/></text:span><text:span text:style-name="T37_7">being</text:span><text:span text:style-name="T37_8"><text:s/></text:span><text:span text:style-name="T37_9">able</text:span><text:span text:style-name="T37_10"><text:s/></text:span><text:span text:style-name="T37_11">to</text:span><text:span text:style-name="T37_12"><text:s/></text:span><text:span text:style-name="T37_13">do</text:span><text:span text:style-name="T37_14"><text:s/></text:span><text:span text:style-name="T37_15">more</text:span><text:span text:style-name="T37_16"><text:s/></text:span><text:span text:style-name="T37_17">work</text:span><text:span text:style-name="T37_18"><text:s/></text:span><text:span text:style-name="T37_19">in</text:span><text:span text:style-name="T37_20"><text:s/></text:span><text:span text:style-name="T37_21">the</text:span><text:span text:style-name="T37_22"><text:s/></text:span><text:span text:style-name="T37_23">UK</text:span><text:span text:style-name="T37_24"><text:s/></text:span><text:span text:style-name="T37_25">however</text:span><text:span text:style-name="T37_26"><text:s/></text:span><text:span text:style-name="T37_27">between</text:span><text:span text:style-name="T37_28"><text:s/></text:span><text:span text:style-name="T37_29">family</text:span><text:span text:style-name="T37_30"><text:s/></text:span><text:span text:style-name="T37_31">commitments</text:span><text:span text:style-name="T37_32">,<text:s/></text:span><text:span text:style-name="T37_33">other</text:span><text:span text:style-name="T37_34"><text:s/></text:span><text:span text:style-name="T37_35">assignments</text:span><text:span text:style-name="T37_36"><text:s/></text:span><text:span text:style-name="T37_37">and</text:span><text:span text:style-name="T37_38"><text:s/></text:span><text:span text:style-name="T37_39">really</text:span><text:span text:style-name="T37_40"><text:s/></text:span><text:span text:style-name="T37_41">intense</text:span><text:span text:style-name="T37_42"><text:s/></text:span><text:span text:style-name="T37_43">lack</text:span><text:span text:style-name="T37_44"><text:s/></text:span><text:span text:style-name="T37_45">of</text:span><text:span text:style-name="T37_46"><text:s/></text:span><text:span text:style-name="T37_47">sleep</text:span><text:span text:style-name="T37_48"><text:s/></text:span><text:span text:style-name="T37_49">I</text:span><text:span text:style-name="T37_50"><text:s/></text:span><text:span text:style-name="T37_51">have</text:span><text:span text:style-name="T37_52"><text:s/></text:span><text:span text:style-name="T37_53">found</text:span><text:span text:style-name="T37_54"><text:s/></text:span><text:span text:style-name="T37_55">it</text:span><text:span text:style-name="T37_56"><text:s/></text:span><text:span text:style-name="T37_57">difficult</text:span><text:span text:style-name="T37_58"><text:s/></text:span><text:span text:style-name="T37_59">to</text:span><text:span text:style-name="T37_60"><text:s/></text:span><text:span text:style-name="T37_61">stay</text:span><text:span text:style-name="T37_62"><text:s/></text:span><text:span text:style-name="T37_63">to</text:span><text:span text:style-name="T37_64"><text:s/></text:span><text:span text:style-name="T37_65">schedule</text:span><text:span text:style-name="T37_66">.<text:s/></text:span><text:span text:style-name="T37_67">I</text:span><text:span text:style-name="T37_68">’</text:span><text:span text:style-name="T37_69">ve</text:span><text:span text:style-name="T37_70"><text:s/></text:span><text:span text:style-name="T37_71">worked</text:span><text:span text:style-name="T37_72"><text:s/></text:span><text:span text:style-name="T37_73">hard</text:span><text:span text:style-name="T37_74"><text:s/></text:span><text:span text:style-name="T37_75">over</text:span><text:span text:style-name="T37_76"><text:s/></text:span><text:span text:style-name="T37_77">the</text:span><text:span text:style-name="T37_78"><text:s/></text:span><text:span text:style-name="T37_79">past</text:span><text:span text:style-name="T37_80"><text:s/></text:span><text:span text:style-name="T37_81">two</text:span><text:span text:style-name="T37_82"><text:s/></text:span><text:span text:style-name="T37_83">weeks</text:span><text:span text:style-name="T37_84"><text:s/></text:span><text:span text:style-name="T37_85">to</text:span><text:span text:style-name="T37_86"><text:s/></text:span><text:span text:style-name="T37_87">get</text:span><text:span text:style-name="T37_88"><text:s/></text:span><text:span text:style-name="T37_89">the</text:span><text:span text:style-name="T37_90"><text:s/></text:span><text:span text:style-name="T37_91">most</text:span><text:span text:style-name="T37_92"><text:s/></text:span><text:span text:style-name="T37_93">urgent</text:span><text:span text:style-name="T37_94"><text:s/></text:span><text:span text:style-name="T37_95">deadlines</text:span><text:span text:style-name="T37_96"><text:s/></text:span><text:span text:style-name="T37_97">finished</text:span><text:span text:style-name="T37_98"><text:s/></text:span><text:span text:style-name="T37_99">which</text:span><text:span text:style-name="T37_100"><text:s/></text:span><text:span text:style-name="T37_101">has</text:span><text:span text:style-name="T37_102"><text:s/></text:span><text:span text:style-name="T37_103">given</text:span><text:span text:style-name="T37_104"><text:s/></text:span><text:span text:style-name="T37_105">me</text:span><text:span text:style-name="T37_106"><text:s/></text:span><text:span text:style-name="T37_107">some</text:span><text:span text:style-name="T37_108"><text:s/></text:span><text:span text:style-name="T37_109">breathing</text:span><text:span text:style-name="T37_110"><text:s/></text:span><text:span text:style-name="T37_111">room</text:span><text:span text:style-name="T37_112"><text:s/></text:span><text:span text:style-name="T37_113">over</text:span><text:span text:style-name="T37_114"><text:s/></text:span><text:span text:style-name="T37_115">the</text:span><text:span text:style-name="T37_116"><text:s/></text:span><text:span text:style-name="T37_117">next</text:span><text:span text:style-name="T37_118"><text:s/></text:span><text:span text:style-name="T37_119">two</text:span><text:span text:style-name="T37_120"><text:s/></text:span><text:span text:style-name="T37_121">weeks</text:span><text:span text:style-name="T37_122"><text:s/></text:span><text:span text:style-name="T37_123">to</text:span><text:span text:style-name="T37_124"><text:s/></text:span><text:span text:style-name="T37_125">catch</text:span><text:span text:style-name="T37_126"><text:s/></text:span><text:span text:style-name="T37_127">up</text:span><text:span text:style-name="T37_128"><text:s/></text:span><text:span text:style-name="T37_129">on</text:span><text:span text:style-name="T37_130"><text:s/></text:span><text:span text:style-name="T37_131">everything</text:span><text:span text:style-name="T37_132"><text:s/></text:span><text:span text:style-name="T37_133">else</text:span><text:span text:style-name="T37_134">.</text:span></text:p>
      <text:p text:style-name="P38"/>
      <text:p text:style-name="P39"><text:span text:style-name="T39_1">What</text:span><text:span text:style-name="T39_2"><text:s/></text:span><text:span text:style-name="T39_3">did</text:span><text:span text:style-name="T39_4"><text:s/></text:span><text:span text:style-name="T39_5">you</text:span><text:span text:style-name="T39_6"><text:s/></text:span><text:span text:style-name="T39_7">learn</text:span><text:span text:style-name="T39_8"><text:s/></text:span><text:span text:style-name="T39_9">about</text:span><text:span text:style-name="T39_10"><text:s/></text:span><text:span text:style-name="T39_11">yourself</text:span><text:span text:style-name="T39_12"><text:s/></text:span><text:span text:style-name="T39_13">and</text:span><text:span text:style-name="T39_14"><text:s/></text:span><text:span text:style-name="T39_15">what</text:span><text:span text:style-name="T39_16"><text:s/></text:span><text:span text:style-name="T39_17">might</text:span><text:span text:style-name="T39_18"><text:s/></text:span><text:span text:style-name="T39_19">you</text:span><text:span text:style-name="T39_20"><text:s/></text:span><text:span text:style-name="T39_21">change</text:span><text:span text:style-name="T39_22">?<text:s/></text:span></text:p>
      <text:p text:style-name="P40"><text:span text:style-name="T40_1">I</text:span><text:span text:style-name="T40_2"><text:s/></text:span><text:span text:style-name="T40_3">haven</text:span><text:span text:style-name="T40_4">’</text:span><text:span text:style-name="T40_5">t</text:span><text:span text:style-name="T40_6"><text:s/></text:span><text:span text:style-name="T40_7">normally</text:span><text:span text:style-name="T40_8"><text:s/></text:span><text:span text:style-name="T40_9">had</text:span><text:span text:style-name="T40_10"><text:s/></text:span><text:span text:style-name="T40_11">any</text:span><text:span text:style-name="T40_12"><text:s/></text:span><text:span text:style-name="T40_13">difficulties</text:span><text:span text:style-name="T40_14"><text:s/></text:span><text:span text:style-name="T40_15">with</text:span><text:span text:style-name="T40_16"><text:s/></text:span><text:span text:style-name="T40_17">jet</text:span><text:span text:style-name="T40_18"><text:s/></text:span><text:span text:style-name="T40_19">lag</text:span><text:span text:style-name="T40_20"><text:s/></text:span><text:span text:style-name="T40_21">but</text:span><text:span text:style-name="T40_22"><text:s/></text:span><text:span text:style-name="T40_23">spending</text:span><text:span text:style-name="T40_24"><text:s/></text:span><text:span text:style-name="T40_25">over</text:span><text:span text:style-name="T40_26"><text:s/>60<text:s/></text:span><text:span text:style-name="T40_27">hours</text:span><text:span text:style-name="T40_28"><text:s/></text:span><text:span text:style-name="T40_29">on</text:span><text:span text:style-name="T40_30"><text:s/></text:span><text:span text:style-name="T40_31">planes</text:span><text:span text:style-name="T40_32"><text:s/></text:span><text:span text:style-name="T40_33">with</text:span><text:span text:style-name="T40_34"><text:s/>5<text:s/></text:span><text:span text:style-name="T40_35">days</text:span><text:span text:style-name="T40_36"><text:s/></text:span><text:span text:style-name="T40_37">in</text:span><text:span text:style-name="T40_38"><text:s/></text:span><text:span text:style-name="T40_39">a</text:span><text:span text:style-name="T40_40"><text:s/></text:span><text:span text:style-name="T40_41">completely</text:span><text:span text:style-name="T40_42"><text:s/></text:span><text:span text:style-name="T40_43">opposite</text:span><text:span text:style-name="T40_44"><text:s/></text:span><text:span text:style-name="T40_45">time</text:span><text:span text:style-name="T40_46"><text:s/></text:span><text:span text:style-name="T40_47">zone</text:span><text:span text:style-name="T40_48"><text:s/></text:span><text:span text:style-name="T40_49">really</text:span><text:span text:style-name="T40_50"><text:s/></text:span><text:span text:style-name="T40_51">knocked</text:span><text:span text:style-name="T40_52"><text:s/></text:span><text:span text:style-name="T40_53">me</text:span><text:span text:style-name="T40_54"><text:s/></text:span><text:span text:style-name="T40_55">for</text:span><text:span text:style-name="T40_56"><text:s/></text:span><text:span text:style-name="T40_57">six</text:span><text:span text:style-name="T40_58">.<text:s/></text:span><text:span text:style-name="T40_59">I</text:span><text:span text:style-name="T40_60"><text:s/></text:span><text:span text:style-name="T40_61">kept</text:span><text:span text:style-name="T40_62"><text:s/></text:span><text:span text:style-name="T40_63">meaning</text:span><text:span text:style-name="T40_64"><text:s/></text:span><text:span text:style-name="T40_65">to</text:span><text:span text:style-name="T40_66"><text:s/></text:span><text:span text:style-name="T40_67">email</text:span><text:span text:style-name="T40_68"><text:s/></text:span><text:span text:style-name="T40_69">or</text:span><text:span text:style-name="T40_70"><text:s/></text:span><text:span text:style-name="T40_71">slack</text:span><text:span text:style-name="T40_72"><text:s/></text:span><text:span text:style-name="T40_73">the</text:span><text:span text:style-name="T40_74"><text:s/></text:span><text:span text:style-name="T40_75">Medsci</text:span><text:span text:style-name="T40_76"><text:s/></text:span><text:span text:style-name="T40_77">team</text:span><text:span text:style-name="T40_78"><text:s/></text:span><text:span text:style-name="T40_79">to</text:span><text:span text:style-name="T40_80"><text:s/></text:span><text:span text:style-name="T40_81">let</text:span><text:span text:style-name="T40_82"><text:s/></text:span><text:span text:style-name="T40_83">them</text:span><text:span text:style-name="T40_84"><text:s/></text:span><text:span text:style-name="T40_85">know</text:span><text:span text:style-name="T40_86"><text:s/></text:span><text:span text:style-name="T40_87">where</text:span><text:span text:style-name="T40_88"><text:s/></text:span><text:span text:style-name="T40_89">I</text:span><text:span text:style-name="T40_90"><text:s/></text:span><text:span text:style-name="T40_91">am</text:span><text:span text:style-name="T40_92"><text:s/></text:span><text:span text:style-name="T40_93">currently</text:span><text:span text:style-name="T40_94"><text:s/></text:span><text:span text:style-name="T40_95">at</text:span><text:span text:style-name="T40_96"><text:s/></text:span><text:span text:style-name="T40_97">in</text:span><text:span text:style-name="T40_98"><text:s/></text:span><text:span text:style-name="T40_99">terms</text:span><text:span text:style-name="T40_100"><text:s/></text:span><text:span text:style-name="T40_101">of</text:span><text:span text:style-name="T40_102"><text:s/></text:span><text:span text:style-name="T40_103">the</text:span><text:span text:style-name="T40_104"><text:s/></text:span><text:span text:style-name="T40_105">project</text:span><text:span text:style-name="T40_106"><text:s/></text:span><text:span text:style-name="T40_107">but</text:span><text:span text:style-name="T40_108"><text:s/></text:span><text:span text:style-name="T40_109">I</text:span><text:span text:style-name="T40_110"><text:s/></text:span><text:span text:style-name="T40_111">kept</text:span><text:span text:style-name="T40_112"><text:s/></text:span><text:span text:style-name="T40_113">putting</text:span><text:span text:style-name="T40_114"><text:s/></text:span><text:span text:style-name="T40_115">it</text:span><text:span text:style-name="T40_116"><text:s/></text:span><text:span text:style-name="T40_117">off</text:span><text:span text:style-name="T40_118"><text:s/></text:span><text:span text:style-name="T40_119">due</text:span><text:span text:style-name="T40_120"><text:s/></text:span><text:span text:style-name="T40_121">to</text:span><text:span text:style-name="T40_122"><text:s/></text:span><text:span text:style-name="T40_123">other</text:span><text:span text:style-name="T40_124"><text:s/></text:span><text:span text:style-name="T40_125">assignments</text:span><text:span text:style-name="T40_126"><text:s/></text:span><text:span text:style-name="T40_127">and</text:span><text:span text:style-name="T40_128"><text:s/></text:span><text:span text:style-name="T40_129">commitments</text:span><text:span text:style-name="T40_130">.<text:s/></text:span><text:span text:style-name="T40_131">I</text:span><text:span text:style-name="T40_132"><text:s/></text:span><text:span text:style-name="T40_133">think</text:span><text:span text:style-name="T40_134"><text:s/></text:span><text:span text:style-name="T40_135">the</text:span><text:span text:style-name="T40_136"><text:s/></text:span><text:span text:style-name="T40_137">really</text:span><text:span text:style-name="T40_138"><text:s/></text:span><text:span text:style-name="T40_139">useful</text:span><text:span text:style-name="T40_140"><text:s/></text:span><text:span text:style-name="T40_141">big</text:span><text:span text:style-name="T40_142"><text:s/></text:span><text:span text:style-name="T40_143">picture</text:span><text:span text:style-name="T40_144"><text:s/></text:span><text:span text:style-name="T40_145">insight</text:span><text:span text:style-name="T40_146"><text:s/></text:span><text:span text:style-name="T40_147">is</text:span><text:span text:style-name="T40_148"><text:s/></text:span><text:span text:style-name="T40_149">that</text:span><text:span text:style-name="T40_150"><text:s/></text:span><text:span text:style-name="T40_151">sometimes</text:span><text:span text:style-name="T40_152"><text:s/></text:span><text:span text:style-name="T40_153">things</text:span><text:span text:style-name="T40_154"><text:s/></text:span><text:span text:style-name="T40_155">outside</text:span><text:span text:style-name="T40_156"><text:s/></text:span><text:span text:style-name="T40_157">of</text:span><text:span text:style-name="T40_158"><text:s/></text:span><text:span text:style-name="T40_159">your</text:span><text:span text:style-name="T40_160"><text:s/></text:span><text:span text:style-name="T40_161">control</text:span><text:span text:style-name="T40_162"><text:s/></text:span><text:span text:style-name="T40_163">happen</text:span><text:span text:style-name="T40_164"><text:s/></text:span><text:span text:style-name="T40_165">and</text:span><text:span text:style-name="T40_166"><text:s/></text:span><text:span text:style-name="T40_167">you</text:span><text:span text:style-name="T40_168"><text:s/></text:span><text:span text:style-name="T40_169">should</text:span><text:span text:style-name="T40_170"><text:s/></text:span><text:span text:style-name="T40_171">underestimate</text:span><text:span text:style-name="T40_172"><text:s/></text:span><text:span text:style-name="T40_173">rather</text:span><text:span text:style-name="T40_174"><text:s/></text:span><text:span text:style-name="T40_175">than</text:span><text:span text:style-name="T40_176"><text:s/></text:span><text:span text:style-name="T40_177">overestimate</text:span><text:span text:style-name="T40_178"><text:s/></text:span><text:span text:style-name="T40_179">your</text:span><text:span text:style-name="T40_180"><text:s/></text:span><text:span text:style-name="T40_181">ability</text:span><text:span text:style-name="T40_182"><text:s/></text:span><text:span text:style-name="T40_183">to</text:span><text:span text:style-name="T40_184"><text:s/></text:span><text:span text:style-name="T40_185">stay</text:span><text:span text:style-name="T40_186"><text:s/></text:span><text:span text:style-name="T40_187">on</text:span><text:span text:style-name="T40_188"><text:s/></text:span><text:span text:style-name="T40_189">top</text:span><text:span text:style-name="T40_190"><text:s/></text:span><text:span text:style-name="T40_191">of</text:span><text:span text:style-name="T40_192"><text:s/></text:span><text:span text:style-name="T40_193">things</text:span><text:span text:style-name="T40_194">.</text:span></text:p>
      <text:p text:style-name="P41"/>
      <text:p text:style-name="P42"><text:span text:style-name="T42_1">Have</text:span><text:span text:style-name="T42_2"><text:s/></text:span><text:span text:style-name="T42_3">you</text:span><text:span text:style-name="T42_4"><text:s/></text:span><text:span text:style-name="T42_5">identified</text:span><text:span text:style-name="T42_6"><text:s/></text:span><text:span text:style-name="T42_7">any</text:span><text:span text:style-name="T42_8"><text:s/></text:span><text:span text:style-name="T42_9">specific</text:span><text:span text:style-name="T42_10"><text:s/></text:span><text:span text:style-name="T42_11">needs</text:span><text:span text:style-name="T42_12"><text:s/></text:span><text:span text:style-name="T42_13">for</text:span><text:span text:style-name="T42_14"><text:s/></text:span><text:span text:style-name="T42_15">the</text:span><text:span text:style-name="T42_16"><text:s/></text:span><text:span text:style-name="T42_17">second</text:span><text:span text:style-name="T42_18"><text:s/></text:span><text:span text:style-name="T42_19">half</text:span><text:span text:style-name="T42_20"><text:s/></text:span><text:span text:style-name="T42_21">of</text:span><text:span text:style-name="T42_22"><text:s/></text:span><text:span text:style-name="T42_23">the</text:span><text:span text:style-name="T42_24"><text:s/></text:span><text:span text:style-name="T42_25">semester</text:span><text:span text:style-name="T42_26">?</text:span><text:span text:style-name="T42_27"><text:s/></text:span></text:p>
      <text:p text:style-name="P43"><text:span text:style-name="T43_1">My</text:span><text:span text:style-name="T43_2"><text:s/></text:span><text:span text:style-name="T43_3">supervisor</text:span><text:span text:style-name="T43_4"><text:s/></text:span><text:span text:style-name="T43_5">is</text:span><text:span text:style-name="T43_6"><text:s/></text:span><text:span text:style-name="T43_7">on</text:span><text:span text:style-name="T43_8"><text:s/></text:span><text:span text:style-name="T43_9">sick</text:span><text:span text:style-name="T43_10"><text:s/></text:span><text:span text:style-name="T43_11">leave</text:span><text:span text:style-name="T43_12"><text:s/></text:span><text:span text:style-name="T43_13">for</text:span><text:span text:style-name="T43_14"><text:s/></text:span><text:span text:style-name="T43_15">at</text:span><text:span text:style-name="T43_16"><text:s/></text:span><text:span text:style-name="T43_17">least</text:span><text:span text:style-name="T43_18"><text:s/>2<text:s/></text:span><text:span text:style-name="T43_19">weeks</text:span><text:span text:style-name="T43_20">.<text:s/></text:span><text:span text:style-name="T43_21">I</text:span><text:span text:style-name="T43_22"><text:s/></text:span><text:span text:style-name="T43_23">will</text:span><text:span text:style-name="T43_24"><text:s/></text:span><text:span text:style-name="T43_25">need</text:span><text:span text:style-name="T43_26"><text:s/></text:span><text:span text:style-name="T43_27">to</text:span><text:span text:style-name="T43_28"><text:s/></text:span><text:span text:style-name="T43_29">get</text:span><text:span text:style-name="T43_30"><text:s/></text:span><text:span text:style-name="T43_31">started</text:span><text:span text:style-name="T43_32"><text:s/></text:span><text:span text:style-name="T43_33">on</text:span><text:span text:style-name="T43_34"><text:s/></text:span><text:span text:style-name="T43_35">my</text:span><text:span text:style-name="T43_36"><text:s/></text:span><text:span text:style-name="T43_37">coding</text:span><text:span text:style-name="T43_38"><text:s/></text:span><text:span text:style-name="T43_39">but</text:span><text:span text:style-name="T43_40"><text:s/></text:span><text:span text:style-name="T43_41">it</text:span><text:span text:style-name="T43_42"><text:s/></text:span><text:span text:style-name="T43_43">would</text:span><text:span text:style-name="T43_44"><text:s/></text:span><text:span text:style-name="T43_45">be</text:span><text:span text:style-name="T43_46"><text:s/></text:span><text:span text:style-name="T43_47">good</text:span><text:span text:style-name="T43_48"><text:s/></text:span><text:span text:style-name="T43_49">to</text:span><text:span text:style-name="T43_50"><text:s/></text:span><text:span text:style-name="T43_51">run</text:span><text:span text:style-name="T43_52"><text:s/></text:span><text:span text:style-name="T43_53">through</text:span><text:span text:style-name="T43_54"><text:s/></text:span><text:span text:style-name="T43_55">things</text:span><text:span text:style-name="T43_56"><text:s/></text:span><text:span text:style-name="T43_57">with</text:span><text:span text:style-name="T43_58"><text:s/></text:span><text:span text:style-name="T43_59">him</text:span><text:span text:style-name="T43_60"><text:s/></text:span><text:span text:style-name="T43_61">when</text:span><text:span text:style-name="T43_62"><text:s/></text:span><text:span text:style-name="T43_63">he</text:span><text:span text:style-name="T43_64"><text:s/></text:span><text:span text:style-name="T43_65">gets</text:span><text:span text:style-name="T43_66"><text:s/></text:span><text:span text:style-name="T43_67">back</text:span><text:span text:style-name="T43_68">.<text:s/></text:span><text:span text:style-name="T43_69">I</text:span><text:span text:style-name="T43_70"><text:s/></text:span><text:span text:style-name="T43_71">will</text:span><text:span text:style-name="T43_72"><text:s/></text:span><text:span text:style-name="T43_73">need</text:span><text:span text:style-name="T43_74"><text:s/></text:span><text:span text:style-name="T43_75">to</text:span><text:span text:style-name="T43_76"><text:s/></text:span><text:span text:style-name="T43_77">use</text:span><text:span text:style-name="T43_78"><text:s/></text:span><text:span text:style-name="T43_79">the</text:span><text:span text:style-name="T43_80"><text:s/></text:span><text:span text:style-name="T43_81">hacky</text:span><text:span text:style-name="T43_82"><text:s/></text:span><text:span text:style-name="T43_83">hour</text:span><text:span text:style-name="T43_84"><text:s/></text:span><text:span text:style-name="T43_85">to</text:span><text:span text:style-name="T43_86"><text:s/></text:span><text:span text:style-name="T43_87">get</text:span><text:span text:style-name="T43_88"><text:s/></text:span><text:span text:style-name="T43_89">started</text:span><text:span text:style-name="T43_90"><text:s/></text:span><text:span text:style-name="T43_91">in</text:span><text:span text:style-name="T43_92"><text:s/></text:span><text:span text:style-name="T43_93">Python</text:span><text:span text:style-name="T43_94">.<text:s/></text:span><text:span text:style-name="T43_95">It</text:span><text:span text:style-name="T43_96"><text:s/></text:span><text:span text:style-name="T43_97">would</text:span><text:span text:style-name="T43_98"><text:s/></text:span><text:span text:style-name="T43_99">be</text:span><text:span text:style-name="T43_100"><text:s/></text:span><text:span text:style-name="T43_101">good</text:span><text:span text:style-name="T43_102"><text:s/></text:span><text:span text:style-name="T43_103">to</text:span><text:span text:style-name="T43_104"><text:s/></text:span><text:span text:style-name="T43_105">know</text:span><text:span text:style-name="T43_106"><text:s/></text:span><text:span text:style-name="T43_107">when</text:span><text:span text:style-name="T43_108"><text:s/></text:span><text:span text:style-name="T43_109">it</text:span><text:span text:style-name="T43_110"><text:s/></text:span><text:span text:style-name="T43_111">is</text:span><text:span text:style-name="T43_112"><text:s/></text:span><text:span text:style-name="T43_113">better</text:span><text:span text:style-name="T43_114"><text:s/></text:span><text:span text:style-name="T43_115">to</text:span><text:span text:style-name="T43_116"><text:s/></text:span><text:span text:style-name="T43_117">use</text:span><text:span text:style-name="T43_118"><text:s/></text:span><text:span text:style-name="T43_119">R</text:span><text:span text:style-name="T43_120"><text:s/></text:span><text:span text:style-name="T43_121">vs</text:span><text:span text:style-name="T43_122">.<text:s/></text:span><text:span text:style-name="T43_123">Python</text:span><text:span text:style-name="T43_1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